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JetBrainsMonoNL" svg:font-family="JetBrainsMonoNL, Menlo, Monaco, 'Courier New', monospace, 'Droid Sans Mono', monospace, monospace, 'Droid Sans Fallback'"/>
    <style:font-face style:name="JetBrainsMonoNL1" svg:font-family="JetBrainsMonoNL,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udio-Feixen-Sans" svg:font-family="Studio-Feixen-Sans, Arial"/>
  </office:font-face-decls>
  <office:automatic-styles>
    <style:style style:name="P1" style:family="paragraph" style:parent-style-name="Heading_20_1">
      <style:paragraph-properties fo:margin-left="0in" fo:margin-right="0in" fo:margin-top="0in" fo:margin-bottom="0.1563in" style:contextual-spacing="false" fo:line-height="105%" fo:text-indent="0in" style:auto-text-indent="false" fo:padding="0in" fo:border="none"/>
      <style:text-properties fo:color="#05192d" loext:opacity="100%" fo:letter-spacing="-0.0102in" fo:font-weight="bold" fo:background-color="#ffffff" loext:padding="0in" loext:border="none"/>
    </style:style>
    <style:style style:name="P2" style:family="paragraph" style:parent-style-name="Heading_20_1">
      <style:paragraph-properties fo:margin-left="0in" fo:margin-right="0in" fo:margin-top="0in" fo:margin-bottom="0.2083in" style:contextual-spacing="false" fo:orphans="2" fo:widows="2" fo:text-indent="0in" style:auto-text-indent="false"/>
      <style:text-properties fo:color="#05192d" loext:opacity="100%" fo:letter-spacing="-0.0102in" fo:font-weight="bold" fo:background-color="#ffffff" loext:padding="0in" loext:border="none"/>
    </style:style>
    <style:style style:name="P3" style:family="paragraph" style:parent-style-name="Heading_20_1">
      <style:paragraph-properties fo:margin-left="0in" fo:margin-right="0in" fo:margin-top="0in" fo:margin-bottom="0.1563in" style:contextual-spacing="false" fo:line-height="105%" fo:orphans="2" fo:widows="2" fo:text-indent="0in" style:auto-text-indent="false" fo:padding="0in" fo:border="none"/>
      <style:text-properties fo:font-variant="normal" fo:text-transform="none" fo:color="#05192d" loext:opacity="100%" style:font-name="Studio-Feixen-Sans" fo:letter-spacing="-0.0102in" fo:font-style="normal" fo:font-weight="normal"/>
    </style:style>
    <style:style style:name="P4" style:family="paragraph" style:parent-style-name="Heading_20_1">
      <style:paragraph-properties fo:margin-left="0in" fo:margin-right="0in" fo:margin-top="0in" fo:margin-bottom="0.1563in" style:contextual-spacing="false" fo:line-height="105%" fo:orphans="2" fo:widows="2" fo:text-indent="0in" style:auto-text-indent="false" fo:padding="0in" fo:border="none"/>
      <style:text-properties fo:font-variant="normal" fo:text-transform="none" fo:color="#05192d" loext:opacity="100%" style:font-name="Studio-Feixen-Sans" fo:font-size="12pt" fo:letter-spacing="-0.0102in" fo:font-style="normal" fo:font-weight="bold" fo:background-color="#ffffff" loext:padding="0in" loext:border="none"/>
    </style:style>
    <style:style style:name="P5" style:family="paragraph" style:parent-style-name="Heading_20_5">
      <style:paragraph-properties fo:margin-left="0in" fo:margin-right="0in" fo:margin-top="0in" fo:margin-bottom="0in" style:contextual-spacing="false" fo:text-indent="0in" style:auto-text-indent="false" fo:padding="0in" fo:border="none"/>
      <style:text-properties fo:color="#05192d" loext:opacity="100%" fo:font-weight="bold" fo:background-color="#e5e1da" loext:padding="0in" loext:border="none"/>
    </style:style>
    <style:style style:name="P6" style:family="paragraph" style:parent-style-name="Heading_20_5">
      <style:paragraph-properties fo:margin-left="0in" fo:margin-right="0in" fo:margin-top="0in" fo:margin-bottom="0in" style:contextual-spacing="false" fo:orphans="2" fo:widows="2" fo:text-indent="0in" style:auto-text-indent="false" fo:padding="0in" fo:border="none"/>
      <style:text-properties fo:font-variant="normal" fo:text-transform="none" fo:color="#05192d" loext:opacity="100%" style:font-name="Studio-Feixen-Sans" fo:font-size="12pt" fo:letter-spacing="normal" fo:font-style="normal" fo:font-weight="bold" fo:background-color="#e5e1da" loext:padding="0in" loext:border="none"/>
    </style:style>
    <style:style style:name="P7" style:family="paragraph" style:parent-style-name="Preformatted_20_Text">
      <loext:graphic-properties draw:fill="solid" draw:fill-color="#efebe4" draw:opacity="100%"/>
      <style:paragraph-properties fo:margin-left="0in" fo:margin-right="0in" fo:margin-top="0in" fo:margin-bottom="0in" style:contextual-spacing="false" fo:line-height="150%" fo:text-indent="0in" style:auto-text-indent="false" fo:background-color="#efebe4" fo:padding="0in" fo:border="none"/>
    </style:style>
    <style:style style:name="P8" style:family="paragraph" style:parent-style-name="Preformatted_20_Text">
      <loext:graphic-properties draw:fill="solid" draw:fill-color="#efebe4" draw:opacity="100%"/>
      <style:paragraph-properties fo:margin-top="0in" fo:margin-bottom="0in" style:contextual-spacing="false" fo:line-height="150%" fo:background-color="#efebe4" fo:padding="0in" fo:border="none"/>
    </style:style>
    <style:style style:name="P9" style:family="paragraph" style:parent-style-name="Preformatted_20_Text">
      <loext:graphic-properties draw:fill="solid" draw:fill-color="#efebe4" draw:opacity="100%"/>
      <style:paragraph-properties fo:margin-left="0in" fo:margin-right="0in" fo:margin-top="0in" fo:margin-bottom="0in" style:contextual-spacing="false" fo:line-height="150%" fo:orphans="2" fo:widows="2" fo:text-indent="0in" style:auto-text-indent="false" fo:background-color="#efebe4" fo:padding="0in" fo:border="none"/>
    </style:style>
    <style:style style:name="P10" style:family="paragraph" style:parent-style-name="Preformatted_20_Text">
      <loext:graphic-properties draw:fill="solid" draw:fill-color="#efebe4" draw:opacity="100%"/>
      <style:paragraph-properties fo:margin-top="0in" fo:margin-bottom="0in" style:contextual-spacing="false" fo:line-height="150%" fo:orphans="2" fo:widows="2" fo:background-color="#efebe4" fo:padding="0in" fo:border="none"/>
    </style:style>
    <style:style style:name="P11" style:family="paragraph" style:parent-style-name="Standard">
      <style:paragraph-properties style:line-height-at-least="0.2189in"/>
      <style:text-properties fo:color="#d4d4d4" loext:opacity="100%" style:font-name="JetBrainsMonoNL" fo:font-size="12pt" fo:font-weight="normal" fo:background-color="#1e1e1e"/>
    </style:style>
    <style:style style:name="P12" style:family="paragraph" style:parent-style-name="Standard">
      <style:paragraph-properties fo:margin-left="0in" fo:margin-right="0in" fo:margin-top="0in" fo:margin-bottom="0.0972in" style:contextual-spacing="false" fo:orphans="2" fo:widows="2" fo:text-indent="0in" style:auto-text-indent="false"/>
      <style:text-properties fo:color="#d4d4d4" loext:opacity="100%" style:font-name="JetBrainsMonoNL" fo:font-size="12pt" fo:font-weight="normal" fo:background-color="#1e1e1e" loext:padding="0in" loext:border="none"/>
    </style:style>
    <style:style style:name="P13" style:family="paragraph" style:parent-style-name="Standard">
      <style:paragraph-properties style:line-height-at-least="0.2189in"/>
      <style:text-properties fo:color="#00c53b" loext:opacity="100%" style:font-name="JetBrainsMonoNL" fo:font-size="12pt" fo:font-weight="normal" fo:background-color="#1e1e1e"/>
    </style:style>
    <style:style style:name="P14" style:family="paragraph" style:parent-style-name="Standard">
      <style:paragraph-properties style:line-height-at-least="0.2189in"/>
    </style:style>
    <style:style style:name="P15" style:family="paragraph" style:parent-style-name="Text_20_body">
      <style:paragraph-properties fo:margin-left="0.0209in" fo:margin-right="0.0417in" fo:margin-top="0in" fo:margin-bottom="0in" style:contextual-spacing="false" fo:line-height="150%" fo:text-indent="0in" style:auto-text-indent="false" fo:padding="0in" fo:border="none"/>
    </style:style>
    <style:style style:name="P16" style:family="paragraph" style:parent-style-name="Text_20_body">
      <style:paragraph-properties fo:margin-left="0.0209in" fo:margin-right="0.0417in" fo:margin-top="0in" fo:margin-bottom="0in" style:contextual-spacing="false" fo:line-height="150%" fo:orphans="2" fo:widows="2" fo:text-indent="0in" style:auto-text-indent="false" fo:padding="0in" fo:border="none"/>
    </style:style>
    <style:style style:name="P17" style:family="paragraph" style:parent-style-name="Text_20_body" style:list-style-name="L1">
      <style:paragraph-properties fo:margin-left="0.0209in" fo:margin-right="0.0417in" fo:margin-top="0in" fo:margin-bottom="0in" style:contextual-spacing="false" fo:line-height="150%" fo:orphans="2" fo:widows="2" fo:text-indent="0in" style:auto-text-indent="false" fo:padding="0in" fo:border="none"/>
    </style:style>
    <style:style style:name="P18" style:family="paragraph" style:parent-style-name="Text_20_body" style:list-style-name="L1">
      <style:paragraph-properties fo:margin-left="0.0209in" fo:margin-right="0.0417in" fo:line-height="150%" fo:orphans="2" fo:widows="2" fo:text-indent="0in" style:auto-text-indent="false" fo:padding="0in" fo:border="none"/>
    </style:style>
    <style:style style:name="P19" style:family="paragraph" style:parent-style-name="Text_20_body" style:list-style-name="L2">
      <loext:graphic-properties draw:fill="solid" draw:fill-color="#ffffff" draw:opacity="100%"/>
      <style:paragraph-properties fo:margin-left="0.0209in" fo:margin-right="0.0417in" fo:margin-top="0in" fo:margin-bottom="0in" style:contextual-spacing="false" fo:line-height="150%" fo:orphans="2" fo:widows="2" fo:text-indent="0in" style:auto-text-indent="false" fo:background-color="#ffffff" fo:padding="0in" fo:border="none"/>
    </style:style>
    <style:style style:name="P20" style:family="paragraph" style:parent-style-name="Text_20_body" style:list-style-name="L3">
      <style:paragraph-properties fo:margin-left="0.0209in" fo:margin-right="0.0417in" fo:margin-top="0in" fo:margin-bottom="0in" style:contextual-spacing="false" fo:line-height="150%" fo:orphans="2" fo:widows="2" fo:text-indent="0in" style:auto-text-indent="false" fo:padding="0in" fo:border="none"/>
    </style:style>
    <style:style style:name="P21" style:family="paragraph" style:parent-style-name="Text_20_body" style:list-style-name="L4">
      <style:paragraph-properties fo:margin-left="0.0209in" fo:margin-right="0.0417in" fo:margin-top="0in" fo:margin-bottom="0in" style:contextual-spacing="false" fo:line-height="150%" fo:orphans="2" fo:widows="2" fo:text-indent="0in" style:auto-text-indent="false" fo:padding="0in" fo:border="none"/>
    </style:style>
    <style:style style:name="P22" style:family="paragraph" style:parent-style-name="Text_20_body" style:list-style-name="L6">
      <style:paragraph-properties fo:margin-left="0.0209in" fo:margin-right="0.0417in" fo:margin-top="0in" fo:margin-bottom="0in" style:contextual-spacing="false" fo:line-height="150%" fo:orphans="2" fo:widows="2" fo:text-indent="0in" style:auto-text-indent="false" fo:padding="0in" fo:border="none"/>
    </style:style>
    <style:style style:name="P23" style:family="paragraph" style:parent-style-name="Text_20_body" style:list-style-name="L7">
      <style:paragraph-properties fo:margin-left="0.0209in" fo:margin-right="0.0417in" fo:margin-top="0in" fo:margin-bottom="0in" style:contextual-spacing="false" fo:line-height="150%" fo:orphans="2" fo:widows="2" fo:text-indent="0in" style:auto-text-indent="false" fo:padding="0in" fo:border="none"/>
    </style:style>
    <style:style style:name="P24" style:family="paragraph" style:parent-style-name="Text_20_body" style:list-style-name="L8">
      <style:paragraph-properties fo:margin-left="0.0209in" fo:margin-right="0.0417in" fo:margin-top="0in" fo:margin-bottom="0in" style:contextual-spacing="false" fo:line-height="150%" fo:orphans="2" fo:widows="2" fo:text-indent="0in" style:auto-text-indent="false" fo:padding="0in" fo:border="none"/>
    </style:style>
    <style:style style:name="P25" style:family="paragraph" style:parent-style-name="Text_20_body" style:list-style-name="L9">
      <style:paragraph-properties fo:margin-left="0.0209in" fo:margin-right="0.0417in" fo:margin-top="0in" fo:margin-bottom="0in" style:contextual-spacing="false" fo:line-height="150%" fo:orphans="2" fo:widows="2" fo:text-indent="0in" style:auto-text-indent="false" fo:padding="0in" fo:border="none"/>
    </style:style>
    <style:style style:name="P26" style:family="paragraph" style:parent-style-name="Text_20_body" style:list-style-name="L14">
      <style:paragraph-properties fo:margin-left="0.1772in" fo:margin-right="0.198in" fo:margin-top="0in" fo:margin-bottom="0in" style:contextual-spacing="false" fo:line-height="150%" fo:orphans="2" fo:widows="2" fo:text-indent="0in" style:auto-text-indent="false" fo:padding="0in" fo:border="none"/>
    </style:style>
    <style:style style:name="P27" style:family="paragraph" style:parent-style-name="Text_20_body" style:list-style-name="L20">
      <style:paragraph-properties fo:margin-left="0.0209in" fo:margin-right="0.0417in" fo:margin-top="0in" fo:margin-bottom="0in" style:contextual-spacing="false" fo:line-height="150%" fo:orphans="2" fo:widows="2" fo:text-indent="0in" style:auto-text-indent="false" fo:padding="0in" fo:border="none"/>
    </style:style>
    <style:style style:name="P28" style:family="paragraph" style:parent-style-name="Text_20_body" style:list-style-name="L28">
      <style:paragraph-properties fo:margin-left="0.0209in" fo:margin-right="0.0417in" fo:margin-top="0in" fo:margin-bottom="0in" style:contextual-spacing="false" fo:line-height="150%" fo:orphans="2" fo:widows="2" fo:text-indent="0in" style:auto-text-indent="false" fo:padding="0in" fo:border="none"/>
    </style:style>
    <style:style style:name="P29" style:family="paragraph" style:parent-style-name="Text_20_body" style:list-style-name="L2">
      <style:paragraph-properties fo:margin-left="0.0209in" fo:margin-right="0.0417in" fo:margin-top="0in" fo:margin-bottom="0in" style:contextual-spacing="false" fo:line-height="150%" fo:orphans="0" fo:widows="2" fo:text-indent="0in" style:auto-text-indent="false" fo:padding="0in" fo:border="none"/>
    </style:style>
    <style:style style:name="P30" style:family="paragraph" style:parent-style-name="Text_20_body" style:list-style-name="L11">
      <style:paragraph-properties fo:margin-left="0.1772in" fo:margin-right="0.198in" fo:margin-top="0in" fo:margin-bottom="0in" style:contextual-spacing="false" fo:line-height="150%" fo:text-indent="0in" style:auto-text-indent="false" fo:padding="0in" fo:border="none"/>
    </style:style>
    <style:style style:name="P31" style:family="paragraph" style:parent-style-name="Text_20_body" style:list-style-name="L16">
      <style:paragraph-properties fo:margin-left="0.0209in" fo:margin-right="0.0417in" fo:margin-top="0in" fo:margin-bottom="0in" style:contextual-spacing="false" fo:line-height="150%" fo:text-indent="0in" style:auto-text-indent="false" fo:padding="0in" fo:border="none"/>
    </style:style>
    <style:style style:name="P32" style:family="paragraph" style:parent-style-name="Text_20_body" style:list-style-name="L18">
      <style:paragraph-properties fo:margin-left="0.0209in" fo:margin-right="0.0417in" fo:margin-top="0in" fo:margin-bottom="0in" style:contextual-spacing="false" fo:line-height="150%" fo:text-indent="0in" style:auto-text-indent="false" fo:padding="0in" fo:border="none"/>
    </style:style>
    <style:style style:name="P33" style:family="paragraph" style:parent-style-name="Text_20_body" style:list-style-name="L21">
      <style:paragraph-properties fo:margin-left="0.0209in" fo:margin-right="0.0417in" fo:margin-top="0in" fo:margin-bottom="0in" style:contextual-spacing="false" fo:line-height="150%" fo:text-indent="0in" style:auto-text-indent="false" fo:padding="0in" fo:border="none"/>
    </style:style>
    <style:style style:name="P34" style:family="paragraph" style:parent-style-name="Text_20_body" style:list-style-name="L24">
      <style:paragraph-properties fo:margin-left="0.1772in" fo:margin-right="0.198in" fo:margin-top="0in" fo:margin-bottom="0in" style:contextual-spacing="false" fo:line-height="150%" fo:text-indent="0in" style:auto-text-indent="false" fo:padding="0in" fo:border="none"/>
    </style:style>
    <style:style style:name="P35" style:family="paragraph" style:parent-style-name="Text_20_body" style:list-style-name="L26">
      <style:paragraph-properties fo:margin-left="0.0209in" fo:margin-right="0.0417in" fo:margin-top="0in" fo:margin-bottom="0in" style:contextual-spacing="false" fo:line-height="150%" fo:text-indent="0in" style:auto-text-indent="false" fo:padding="0in" fo:border="none"/>
    </style:style>
    <style:style style:name="P36" style:family="paragraph" style:parent-style-name="Text_20_body" style:list-style-name="L29">
      <style:paragraph-properties fo:margin-left="0.0209in" fo:margin-right="0.0417in" fo:margin-top="0in" fo:margin-bottom="0in" style:contextual-spacing="false" fo:line-height="150%" fo:text-indent="0in" style:auto-text-indent="false" fo:padding="0in" fo:border="none"/>
    </style:style>
    <style:style style:name="P37" style:family="paragraph" style:parent-style-name="Text_20_body">
      <style:paragraph-properties fo:margin-left="0in" fo:margin-right="0in" fo:margin-top="0in" fo:margin-bottom="0.0972in" style:contextual-spacing="false" fo:orphans="2" fo:widows="2" fo:text-indent="0in" style:auto-text-indent="false"/>
      <style:text-properties fo:color="#05192d" loext:opacity="100%" loext:padding="0in" loext:border="none"/>
    </style:style>
    <style:style style:name="P38" style:family="paragraph" style:parent-style-name="Text_20_body">
      <style:paragraph-properties fo:margin-left="0in" fo:margin-right="0in" fo:margin-top="0in" fo:margin-bottom="0.2083in" style:contextual-spacing="false" fo:orphans="2" fo:widows="2" fo:text-indent="0in" style:auto-text-indent="false"/>
      <style:text-properties fo:color="#05192d" loext:opacity="100%" loext:padding="0in" loext:border="none"/>
    </style:style>
    <style:style style:name="P39" style:family="paragraph" style:parent-style-name="Text_20_body" style:list-style-name="L21">
      <style:paragraph-properties fo:margin-top="0.1563in" fo:margin-bottom="0.2083in" style:contextual-spacing="false" fo:padding="0in" fo:border="none"/>
      <style:text-properties fo:color="#05192d" loext:opacity="100%" fo:background-color="#ffffff" loext:padding="0in" loext:border="none"/>
    </style:style>
    <style:style style:name="P40" style:family="paragraph" style:parent-style-name="Text_20_body">
      <style:paragraph-properties fo:orphans="2" fo:widows="2" fo:padding="0in" fo:border="none"/>
      <style:text-properties fo:font-variant="normal" fo:text-transform="none" fo:color="#05192d" loext:opacity="100%" style:font-name="Studio-Feixen-Sans" fo:font-size="12pt" fo:letter-spacing="normal" fo:font-style="normal" fo:font-weight="normal" loext:padding="0in" loext:border="none"/>
    </style:style>
    <style:style style:name="P41" style:family="paragraph" style:parent-style-name="Text_20_body">
      <style:paragraph-properties fo:margin-left="0in" fo:margin-right="0in" fo:orphans="2" fo:widows="2" fo:text-indent="0in" style:auto-text-indent="false" fo:padding="0in" fo:border="none"/>
      <style:text-properties fo:font-variant="normal" fo:text-transform="none" fo:color="#05192d" loext:opacity="100%" style:font-name="Studio-Feixen-Sans" fo:font-size="12pt" fo:letter-spacing="normal" fo:font-style="normal" fo:font-weight="normal" loext:padding="0in" loext:border="none"/>
    </style:style>
    <style:style style:name="P42" style:family="paragraph" style:parent-style-name="Text_20_body" style:list-style-name="L6">
      <style:paragraph-properties fo:margin-top="0.1563in" fo:margin-bottom="0.2083in" style:contextual-spacing="false" fo:orphans="2" fo:widows="2" fo:padding="0in" fo:border="none"/>
      <style:text-properties fo:font-variant="normal" fo:text-transform="none" fo:color="#05192d" loext:opacity="100%" style:font-name="Studio-Feixen-Sans" fo:font-size="12pt" fo:letter-spacing="normal" fo:font-style="normal" fo:font-weight="normal" fo:background-color="#ffffff" loext:padding="0in" loext:border="none"/>
    </style:style>
    <style:style style:name="P43" style:family="paragraph" style:parent-style-name="Text_20_body">
      <style:paragraph-properties fo:orphans="2" fo:widows="2" fo:padding="0in" fo:border="none"/>
      <style:text-properties fo:font-variant="normal" fo:text-transform="none" fo:color="#05192d" loext:opacity="100%" style:font-name="Studio-Feixen-Sans" fo:font-size="12pt" fo:letter-spacing="normal" fo:font-style="normal" fo:font-weight="normal" fo:background-color="#ffffff" loext:padding="0in" loext:border="none"/>
    </style:style>
    <style:style style:name="P44" style:family="paragraph" style:parent-style-name="Text_20_body" style:list-style-name="L15">
      <style:paragraph-properties fo:margin-top="0in" fo:margin-bottom="0in" style:contextual-spacing="false" fo:orphans="2" fo:widows="2" fo:padding="0in" fo:border="none"/>
      <style:text-properties fo:font-variant="normal" fo:text-transform="none" fo:color="#05192d" loext:opacity="100%" style:font-name="Studio-Feixen-Sans" fo:font-size="12pt" fo:letter-spacing="normal" fo:font-style="normal" fo:font-weight="normal" fo:background-color="#ffffff" loext:padding="0in" loext:border="none"/>
    </style:style>
    <style:style style:name="P45" style:family="paragraph" style:parent-style-name="Text_20_body" style:list-style-name="L28">
      <style:paragraph-properties fo:margin-top="0.1563in" fo:margin-bottom="0.2083in" style:contextual-spacing="false" fo:orphans="2" fo:widows="2" fo:padding="0in" fo:border="none"/>
      <style:text-properties fo:font-variant="normal" fo:text-transform="none" fo:color="#05192d" loext:opacity="100%" style:font-name="Studio-Feixen-Sans" fo:font-size="12pt" fo:letter-spacing="normal" fo:font-style="normal" fo:font-weight="normal" fo:background-color="#ffffff" loext:padding="0in" loext:border="none"/>
    </style:style>
    <style:style style:name="P46" style:family="paragraph" style:parent-style-name="Text_20_body">
      <style:paragraph-properties fo:orphans="2" fo:widows="2"/>
    </style:style>
    <style:style style:name="P47" style:family="paragraph" style:parent-style-name="Text_20_body">
      <style:paragraph-properties fo:orphans="2" fo:widows="2" fo:padding="0in" fo:border="none"/>
    </style:style>
    <style:style style:name="P48" style:family="paragraph" style:parent-style-name="Text_20_body" style:list-style-name="L10">
      <style:paragraph-properties fo:orphans="1" fo:padding="0in" fo:border="none"/>
    </style:style>
    <style:style style:name="P49" style:family="paragraph" style:parent-style-name="Text_20_body" style:list-style-name="L13">
      <style:paragraph-properties fo:margin-top="0in" fo:margin-bottom="0in" style:contextual-spacing="false" fo:orphans="1" fo:widows="2" fo:padding="0in" fo:border="none"/>
    </style:style>
    <style:style style:name="P50" style:family="paragraph" style:parent-style-name="Text_20_body" style:list-style-name="L23">
      <style:paragraph-properties fo:orphans="1" fo:padding="0in" fo:border="none"/>
    </style:style>
    <style:style style:name="P51" style:family="paragraph" style:parent-style-name="Text_20_body" style:list-style-name="L12">
      <style:paragraph-properties fo:margin-left="0in" fo:margin-right="0in" fo:margin-top="0in" fo:margin-bottom="0in" style:contextual-spacing="false" fo:text-indent="0in" style:auto-text-indent="false" fo:padding="0in" fo:border="none"/>
    </style:style>
    <style:style style:name="P52" style:family="paragraph" style:parent-style-name="Text_20_body" style:list-style-name="L13">
      <style:paragraph-properties fo:orphans="0" fo:widows="2" fo:padding="0in" fo:border="none"/>
    </style:style>
    <style:style style:name="P53" style:family="paragraph" style:parent-style-name="Text_20_body" style:list-style-name="L17">
      <style:paragraph-properties fo:margin-left="0in" fo:margin-right="0in" fo:margin-top="0in" fo:margin-bottom="0in" style:contextual-spacing="false" fo:text-indent="0in" style:auto-text-indent="false" fo:padding="0in" fo:border="none"/>
    </style:style>
    <style:style style:name="P54" style:family="paragraph" style:parent-style-name="Text_20_body" style:list-style-name="L19">
      <style:paragraph-properties fo:margin-left="0in" fo:margin-right="0in" fo:margin-top="0in" fo:margin-bottom="0in" style:contextual-spacing="false" fo:text-indent="0in" style:auto-text-indent="false" fo:padding="0in" fo:border="none"/>
    </style:style>
    <style:style style:name="P55" style:family="paragraph" style:parent-style-name="Text_20_body" style:list-style-name="L22">
      <style:paragraph-properties fo:margin-left="0in" fo:margin-right="0in" fo:margin-top="0in" fo:margin-bottom="0in" style:contextual-spacing="false" fo:text-indent="0in" style:auto-text-indent="false" fo:padding="0in" fo:border="none"/>
    </style:style>
    <style:style style:name="P56" style:family="paragraph" style:parent-style-name="Text_20_body" style:list-style-name="L25">
      <style:paragraph-properties fo:margin-left="0in" fo:margin-right="0in" fo:margin-top="0in" fo:margin-bottom="0in" style:contextual-spacing="false" fo:text-indent="0in" style:auto-text-indent="false" fo:padding="0in" fo:border="none"/>
    </style:style>
    <style:style style:name="P57" style:family="paragraph" style:parent-style-name="Text_20_body" style:list-style-name="L27">
      <style:paragraph-properties fo:margin-left="0in" fo:margin-right="0in" fo:margin-top="0in" fo:margin-bottom="0in" style:contextual-spacing="false" fo:text-indent="0in" style:auto-text-indent="false" fo:padding="0in" fo:border="none"/>
    </style:style>
    <style:style style:name="P58" style:family="paragraph" style:parent-style-name="Text_20_body" style:list-style-name="L30">
      <style:paragraph-properties fo:margin-left="0in" fo:margin-right="0in" fo:margin-top="0in" fo:margin-bottom="0in" style:contextual-spacing="false" fo:text-indent="0in" style:auto-text-indent="false" fo:padding="0in" fo:border="none"/>
    </style:style>
    <style:style style:name="T1" style:family="text">
      <style:text-properties fo:color="#05192d" loext:opacity="100%" style:font-name="JetBrainsMonoNL1" fo:background-color="#efebe4" loext:char-shading-value="0" loext:padding="0in" loext:border="none"/>
    </style:style>
    <style:style style:name="T2" style:family="text">
      <style:text-properties fo:color="#05192d" loext:opacity="100%" fo:background-color="#ffffff" loext:char-shading-value="0" loext:padding="0in" loext:border="none"/>
    </style:style>
    <style:style style:name="T3" style:family="text">
      <style:text-properties fo:color="#05192d" loext:opacity="100%" fo:background-color="#efebe4" loext:char-shading-value="0" loext:padding="0in" loext:border="none"/>
    </style:style>
    <style:style style:name="T4" style:family="text">
      <style:text-properties fo:font-variant="normal" fo:text-transform="none" fo:color="#05192d" loext:opacity="100%" style:font-name="Studio-Feixen-Sans" fo:font-size="12pt" fo:letter-spacing="normal" fo:font-style="normal" fo:font-weight="normal"/>
    </style:style>
    <style:style style:name="T5" style:family="text">
      <style:text-properties fo:font-variant="normal" fo:text-transform="none" fo:color="#05192d" loext:opacity="100%" style:font-name="Studio-Feixen-Sans" fo:font-size="12pt" fo:letter-spacing="normal" fo:font-style="normal" fo:font-weight="normal" loext:padding="0in" loext:border="none"/>
    </style:style>
    <style:style style:name="T6" style:family="text">
      <style:text-properties fo:font-variant="normal" fo:text-transform="none" fo:color="#05192d" loext:opacity="100%" style:font-name="Studio-Feixen-Sans" fo:font-size="12pt" fo:letter-spacing="normal" fo:font-style="normal" fo:font-weight="normal" fo:background-color="transparent" loext:char-shading-value="0" loext:padding="0in" loext:border="none"/>
    </style:style>
    <style:style style:name="T7" style:family="text">
      <style:text-properties fo:font-variant="normal" fo:text-transform="none" fo:color="#05192d" loext:opacity="100%" style:font-name="Studio-Feixen-Sans" fo:font-size="12pt" fo:letter-spacing="normal" fo:font-style="normal" fo:font-weight="normal" fo:background-color="#ffffff" loext:char-shading-value="0" loext:padding="0in" loext:border="none"/>
    </style:style>
    <style:style style:name="T8" style:family="text">
      <style:text-properties fo:font-variant="normal" fo:text-transform="none" fo:color="#05192d" loext:opacity="100%" style:font-name="Studio-Feixen-Sans" fo:font-size="12pt" fo:letter-spacing="normal" fo:font-style="normal" fo:font-weight="bold" fo:background-color="#e5e1da" loext:char-shading-value="0" loext:padding="0in" loext:border="none"/>
    </style:style>
    <style:style style:name="T9" style:family="text">
      <style:text-properties fo:font-variant="normal" fo:text-transform="none" fo:color="#05192d" loext:opacity="100%" style:font-name="Studio-Feixen-Sans" fo:font-size="12pt" fo:letter-spacing="normal" fo:font-style="normal" fo:font-weight="bold" fo:background-color="#ffffff" loext:char-shading-value="0" loext:padding="0in" loext:border="none"/>
    </style:style>
    <style:style style:name="T10" style:family="text">
      <style:text-properties fo:font-variant="normal" fo:text-transform="none" fo:color="#05192d" loext:opacity="100%" style:font-name="JetBrainsMonoNL1" fo:font-size="12pt" fo:letter-spacing="normal" fo:font-style="normal" fo:font-weight="normal" fo:background-color="#efebe4" loext:char-shading-value="0" loext:padding="0in" loext:border="none"/>
    </style:style>
    <style:style style:name="T11" style:family="text">
      <style:text-properties fo:font-variant="normal" fo:text-transform="none" fo:color="#05192d" loext:opacity="100%" fo:letter-spacing="normal" fo:background-color="#efebe4" loext:char-shading-value="0" loext:padding="0in" loext:border="none"/>
    </style:style>
    <style:style style:name="T12" style:family="text">
      <style:text-properties fo:font-variant="normal" fo:text-transform="none" fo:color="#05192d" loext:opacity="100%" style:text-line-through-style="none" style:text-line-through-type="none" style:font-name="Studio-Feixen-Sans" fo:font-size="12pt" fo:letter-spacing="normal" fo:font-style="normal" style:text-underline-style="none" fo:font-weight="normal" style:text-blinking="false" fo:background-color="#ffffff" loext:char-shading-value="0" loext:padding="0in" loext:border="none"/>
    </style:style>
    <style:style style:name="T13" style:family="text">
      <style:text-properties fo:font-variant="normal" fo:text-transform="none" fo:color="#ffffff" loext:opacity="100%" style:text-line-through-style="none" style:text-line-through-type="none" style:font-name="Studio-Feixen-Sans" fo:font-size="12pt" fo:letter-spacing="normal" fo:font-style="normal" style:text-underline-style="none" fo:font-weight="normal" style:text-blinking="false" fo:background-color="#05192d" loext:char-shading-value="0" loext:padding="0in" loext:border="none"/>
    </style:style>
    <style:style style:name="T14" style:family="text">
      <style:text-properties fo:color="#ffffff" loext:opacity="100%"/>
    </style:style>
    <style:style style:name="T15" style:family="text">
      <style:text-properties fo:color="#ffffff" loext:opacity="100%" style:text-line-through-style="none" style:text-line-through-type="none" style:text-underline-style="none" fo:font-weight="normal" style:text-blinking="false" fo:background-color="#05192d" loext:char-shading-value="0" loext:padding="0in" loext:border="none"/>
    </style:style>
    <style:style style:name="T16" style:family="text">
      <style:text-properties fo:color="#dcdcdc" loext:opacity="100%"/>
    </style:style>
    <style:style style:name="T17" style:family="text">
      <style:text-properties fo:color="#dc4d8b" loext:opacity="100%"/>
    </style:style>
    <style:style style:name="T18" style:family="text">
      <style:text-properties fo:font-weight="bold" fo:background-color="#e5e1da" loext:char-shading-value="0" loext:padding="0in" loext:border="none"/>
    </style:style>
    <style:style style:name="T19" style:family="text">
      <style:text-properties fo:color="#569cd6" loext:opacity="100%"/>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Understanding your data</text:h>
      <text:p text:style-name="P16"><text:span text:style-name="T5">Take a look at the </text:span><text:span text:style-name="Source_20_Text"><text:span text:style-name="T10">counties</text:span></text:span><text:span text:style-name="T5"> dataset using the </text:span><text:span text:style-name="Source_20_Text"><text:span text:style-name="T10">glimpse()</text:span></text:span><text:span text:style-name="T5"> function.</text:span></text:p>
      <text:p text:style-name="P16"><text:span text:style-name="T5">What is the first value in the </text:span><text:span text:style-name="Source_20_Text"><text:span text:style-name="T10">income</text:span></text:span><text:span text:style-name="T5"> variable?</text:span></text:p>
      <text:p text:style-name="Standard"/>
      <text:p text:style-name="P16"><text:span text:style-name="T4">Select the following four columns from the </text:span><text:span text:style-name="Source_20_Text"><text:span text:style-name="T10">counties</text:span></text:span><text:span text:style-name="T4"> variable:</text:span></text:p>
      <text:list xml:id="list1074464933" text:style-name="L1">
        <text:list-item>
          <text:p text:style-name="P17"><text:span text:style-name="Source_20_Text"><text:span text:style-name="T10">state</text:span></text:span></text:p>
        </text:list-item>
        <text:list-item>
          <text:p text:style-name="P17"><text:span text:style-name="Source_20_Text"><text:span text:style-name="T10">county</text:span></text:span></text:p>
        </text:list-item>
        <text:list-item>
          <text:p text:style-name="P17"><text:span text:style-name="Source_20_Text"><text:span text:style-name="T10">population</text:span></text:span></text:p>
        </text:list-item>
        <text:list-item>
          <text:p text:style-name="P18"><text:span text:style-name="Source_20_Text"><text:span text:style-name="T10">poverty</text:span></text:span></text:p>
        </text:list-item>
      </text:list>
      <text:p text:style-name="Standard"/>
      <text:h text:style-name="P3" text:outline-level="1">Arranging observations</text:h>
      <text:p text:style-name="P16"><text:span text:style-name="T5">Here you see the </text:span><text:span text:style-name="Source_20_Text"><text:span text:style-name="T10">counties_selected</text:span></text:span><text:span text:style-name="T5"> dataset with a few interesting variables selected. These variables: </text:span><text:span text:style-name="Source_20_Text"><text:span text:style-name="T10">private_work</text:span></text:span><text:span text:style-name="T5">, </text:span><text:span text:style-name="Source_20_Text"><text:span text:style-name="T10">public_work</text:span></text:span><text:span text:style-name="T5">, </text:span><text:span text:style-name="Source_20_Text"><text:span text:style-name="T10">self_employed</text:span></text:span><text:span text:style-name="T5"> describe whether people work for the government, for private companies, or for themselves.</text:span></text:p>
      <text:p text:style-name="P40">In these exercises, you'll sort these observations to find the most interesting cases.</text:p>
      <text:p text:style-name="Standard"/>
      <text:h text:style-name="P3" text:outline-level="1">Filtering for conditions</text:h>
      <text:p text:style-name="P16"><text:span text:style-name="T5">You use the </text:span><text:span text:style-name="Source_20_Text"><text:span text:style-name="T10">filter()</text:span></text:span><text:span text:style-name="T5"> verb to get only observations that match a particular condition, or match multiple conditions.</text:span></text:p>
      <text:p text:style-name="Standard"/>
      <text:list xml:id="list3754358431" text:style-name="L2">
        <text:list-item>
          <text:p text:style-name="P29"><text:span text:style-name="T6">Find only the counties that have a population above one million (</text:span><text:span text:style-name="Source_20_Text"><text:span text:style-name="T10">1000000</text:span></text:span><text:span text:style-name="T6">).</text:span></text:p>
        </text:list-item>
        <text:list-item>
          <text:p text:style-name="P19"><text:span text:style-name="T6">Find only the counties in the state of California that also have a population above one million (</text:span><text:span text:style-name="Source_20_Text"><text:span text:style-name="T10">1000000</text:span></text:span><text:span text:style-name="T6">).</text:span></text:p>
        </text:list-item>
      </text:list>
      <text:p text:style-name="Standard"/>
      <text:h text:style-name="P3" text:outline-level="1">Filtering and arranging</text:h>
      <text:p text:style-name="P41">We're often interested in both filtering and sorting a dataset, to focus on observations of particular interest to you. Here, you'll find counties that are extreme examples of what fraction of the population works in the private sector.</text:p>
      <text:p text:style-name="Standard"/>
      <text:list xml:id="list215740003" text:style-name="L3">
        <text:list-item>
          <text:p text:style-name="P20"><text:soft-page-break/><text:span text:style-name="T4">Filter for counties in the state of Texas that have more than ten thousand people (</text:span><text:span text:style-name="Source_20_Text"><text:span text:style-name="T10">10000</text:span></text:span><text:span text:style-name="T4">), and sort them in descending order of the percentage of people employed in private work.</text:span></text:p>
        </text:list-item>
      </text:list>
      <text:p text:style-name="P16"><text:span text:style-name="T4"/></text:p>
      <text:p text:style-name="P16"/>
      <text:h text:style-name="P3" text:outline-level="1">Calculating the number of government employees</text:h>
      <text:p text:style-name="P16"><text:span text:style-name="T5">In the video, you used the </text:span><text:span text:style-name="Source_20_Text"><text:span text:style-name="T10">unemployment</text:span></text:span><text:span text:style-name="T5"> variable, which is a percentage, to calculate the number of unemployed people in each county. In this exercise, you'll do the same with another percentage variable: </text:span><text:span text:style-name="Source_20_Text"><text:span text:style-name="T10">public_work</text:span></text:span><text:span text:style-name="T5">.</text:span></text:p>
      <text:p text:style-name="P16"><text:span text:style-name="T5">The code provided already selects the </text:span><text:span text:style-name="Source_20_Text"><text:span text:style-name="T10">state</text:span></text:span><text:span text:style-name="T5">, </text:span><text:span text:style-name="Source_20_Text"><text:span text:style-name="T10">county</text:span></text:span><text:span text:style-name="T5">, </text:span><text:span text:style-name="Source_20_Text"><text:span text:style-name="T10">population</text:span></text:span><text:span text:style-name="T5">, and </text:span><text:span text:style-name="Source_20_Text"><text:span text:style-name="T10">public_work</text:span></text:span><text:span text:style-name="T5"> columns.</text:span></text:p>
      <text:p text:style-name="Standard"/>
      <text:p text:style-name="P11"><text:span text:style-name="T14">counties_selected</text:span> &lt;- <text:span text:style-name="T14">counties</text:span> %&gt;%</text:p>
      <text:p text:style-name="P11"><text:span text:style-name="T14">select</text:span><text:span text:style-name="T16">(</text:span><text:span text:style-name="T14">state</text:span><text:span text:style-name="T16">,</text:span> <text:span text:style-name="T14">county</text:span><text:span text:style-name="T16">,</text:span> <text:span text:style-name="T14">population</text:span><text:span text:style-name="T16">,</text:span> <text:span text:style-name="T14">public_work</text:span><text:span text:style-name="T16">)</text:span></text:p>
      <text:p text:style-name="P14"/>
      <text:p text:style-name="P13"># Add a new column public_workers with the number of people employed in public work</text:p>
      <text:p text:style-name="P11"><text:span text:style-name="T14">counties_selected</text:span> %&gt;% <text:span text:style-name="T14">mutate</text:span><text:span text:style-name="T16">(</text:span><text:span text:style-name="T14">public_workers</text:span> = <text:span text:style-name="T14">population</text:span> * <text:span text:style-name="T14">public_work</text:span>/<text:span text:style-name="T17">100</text:span><text:span text:style-name="T16">)</text:span></text:p>
      <text:p text:style-name="Standard"/>
      <text:p text:style-name="Standard"/>
      <text:h text:style-name="P3" text:outline-level="1">Calculating the percentage of women in a county</text:h>
      <text:p text:style-name="P16"><text:span text:style-name="T5">The dataset includes columns for the total number (not percentage) of men and women in each county. You could use this, along with the </text:span><text:span text:style-name="Source_20_Text"><text:span text:style-name="T10">population</text:span></text:span><text:span text:style-name="T5"> variable, to compute the fraction of men (or women) within each county.</text:span></text:p>
      <text:p text:style-name="P40">In this exercise, you'll select the relevant columns yourself.</text:p>
      <text:p text:style-name="Standard"/>
      <text:list xml:id="list3986256252" text:style-name="L4">
        <text:list-item>
          <text:p text:style-name="P21"><text:span text:style-name="T4">Select the columns </text:span><text:span text:style-name="Source_20_Text"><text:span text:style-name="T10">state</text:span></text:span><text:span text:style-name="T4">, </text:span><text:span text:style-name="Source_20_Text"><text:span text:style-name="T10">county</text:span></text:span><text:span text:style-name="T4">, </text:span><text:span text:style-name="Source_20_Text"><text:span text:style-name="T10">population</text:span></text:span><text:span text:style-name="T4">, </text:span><text:span text:style-name="Source_20_Text"><text:span text:style-name="T10">men</text:span></text:span><text:span text:style-name="T4">, and </text:span><text:span text:style-name="Source_20_Text"><text:span text:style-name="T10">women</text:span></text:span><text:span text:style-name="T4">.</text:span></text:p>
        </text:list-item>
        <text:list-item>
          <text:p text:style-name="P21"><text:span text:style-name="T4">Add a new variable called </text:span><text:span text:style-name="Source_20_Text"><text:span text:style-name="T10">proportion_women</text:span></text:span><text:span text:style-name="T4"> with the fraction of the county's population made up of women.</text:span></text:p>
        </text:list-item>
      </text:list>
      <text:p text:style-name="Standard"/>
      <text:p text:style-name="P13"># Select the columns state, county, population, men, and women</text:p>
      <text:p text:style-name="P11"><text:soft-page-break/><text:span text:style-name="T14">counties_selected</text:span> &lt;- <text:span text:style-name="T14">counties</text:span> %&gt;% <text:span text:style-name="T14">select</text:span><text:span text:style-name="T16">(</text:span><text:span text:style-name="T14">state</text:span><text:span text:style-name="T16">,</text:span> <text:span text:style-name="T14">county</text:span><text:span text:style-name="T16">,</text:span> <text:span text:style-name="T14">population</text:span><text:span text:style-name="T16">,</text:span> <text:span text:style-name="T14">men</text:span><text:span text:style-name="T16">,</text:span><text:span text:style-name="T14">women</text:span><text:span text:style-name="T16">)</text:span></text:p>
      <text:p text:style-name="P14"/>
      <text:p text:style-name="P13"># Calculate proportion_women as the fraction of the population made up of women</text:p>
      <text:p text:style-name="P11"><text:span text:style-name="T14">counties_selected</text:span> %&gt;% <text:span text:style-name="T14">mutate</text:span><text:span text:style-name="T16">(</text:span><text:span text:style-name="T14">proportion_women</text:span> = <text:span text:style-name="T14">women</text:span>/<text:span text:style-name="T14">population</text:span><text:span text:style-name="T16">)</text:span></text:p>
      <text:p text:style-name="Standard"/>
      <text:p text:style-name="Standard"/>
      <text:h text:style-name="P4" text:outline-level="1">Select, mutate, filter, and arrange</text:h>
      <text:p text:style-name="P16"><text:span text:style-name="T7">In this exercise, you'll put together everything you've learned in this chapter (</text:span><text:span text:style-name="Source_20_Text"><text:span text:style-name="T10">select()</text:span></text:span><text:span text:style-name="T7">, </text:span><text:span text:style-name="Source_20_Text"><text:span text:style-name="T10">mutate()</text:span></text:span><text:span text:style-name="T7">, </text:span><text:span text:style-name="Source_20_Text"><text:span text:style-name="T10">filter()</text:span></text:span><text:span text:style-name="T7"> and </text:span><text:span text:style-name="Source_20_Text"><text:span text:style-name="T10">arrange()</text:span></text:span><text:span text:style-name="T7">), to find the counties with the highest proportion of men.</text:span></text:p>
      <text:h text:style-name="P6" text:outline-level="5">Instructions</text:h>
      <text:p text:style-name="P46"><text:span text:style-name="Strong_20_Emphasis"><text:span text:style-name="T8">0 XP</text:span></text:span></text:p>
      <text:list xml:id="list2610416822" text:style-name="L6">
        <text:list-item>
          <text:p text:style-name="P22"><text:span text:style-name="T7">Select only the columns </text:span><text:span text:style-name="Source_20_Text"><text:span text:style-name="T10">state</text:span></text:span><text:span text:style-name="T7">, </text:span><text:span text:style-name="Source_20_Text"><text:span text:style-name="T10">county</text:span></text:span><text:span text:style-name="T7">, </text:span><text:span text:style-name="Source_20_Text"><text:span text:style-name="T10">population</text:span></text:span><text:span text:style-name="T7">, </text:span><text:span text:style-name="Source_20_Text"><text:span text:style-name="T10">men</text:span></text:span><text:span text:style-name="T7">, and </text:span><text:span text:style-name="Source_20_Text"><text:span text:style-name="T10">women</text:span></text:span><text:span text:style-name="T7">.</text:span></text:p>
        </text:list-item>
        <text:list-item>
          <text:p text:style-name="P22"><text:span text:style-name="T7">Add a variable </text:span><text:span text:style-name="Source_20_Text"><text:span text:style-name="T10">proportion_men</text:span></text:span><text:span text:style-name="T7"> with the fraction of the county's population made up of men.</text:span></text:p>
        </text:list-item>
        <text:list-item>
          <text:p text:style-name="P22"><text:span text:style-name="T7">Filter for counties with a population of at least ten thousand (</text:span><text:span text:style-name="Source_20_Text"><text:span text:style-name="T10">10000</text:span></text:span><text:span text:style-name="T7">).</text:span></text:p>
        </text:list-item>
        <text:list-item>
          <text:p text:style-name="P42">Arrange counties in descending order of their proportion of men.</text:p>
        </text:list-item>
      </text:list>
      <text:p text:style-name="P11"><text:span text:style-name="T14">counties</text:span> %&gt;%</text:p>
      <text:p text:style-name="P13"># Select the five columns </text:p>
      <text:p text:style-name="P11"><text:span text:style-name="T14">select</text:span><text:span text:style-name="T16">(</text:span><text:span text:style-name="T14">state</text:span><text:span text:style-name="T16">,</text:span> <text:span text:style-name="T14">county</text:span><text:span text:style-name="T16">,</text:span> <text:span text:style-name="T14">population</text:span><text:span text:style-name="T16">,</text:span> <text:span text:style-name="T14">men</text:span><text:span text:style-name="T16">,</text:span> <text:span text:style-name="T14">women</text:span><text:span text:style-name="T16">)</text:span> %&gt;%</text:p>
      <text:p text:style-name="P13"># Add the proportion_men variable</text:p>
      <text:p text:style-name="P11"><text:span text:style-name="T14">mutate</text:span><text:span text:style-name="T16">(</text:span><text:span text:style-name="T14">proportion_men</text:span> = <text:span text:style-name="T14">men</text:span> / <text:span text:style-name="T14">population</text:span><text:span text:style-name="T16">)</text:span> %&gt;%</text:p>
      <text:p text:style-name="P13"># Filter for population of at least 10,000</text:p>
      <text:p text:style-name="P11"><text:span text:style-name="T14">filter</text:span><text:span text:style-name="T16">(</text:span><text:span text:style-name="T14">population</text:span> &gt;= <text:span text:style-name="T17">10000</text:span><text:span text:style-name="T16">)</text:span> %&gt;% </text:p>
      <text:p text:style-name="P13"># Arrange proportion of men in descending order </text:p>
      <text:p text:style-name="P11"><text:span text:style-name="T14">arrange</text:span><text:span text:style-name="T16">(</text:span><text:span text:style-name="T14">desc</text:span><text:span text:style-name="T16">(</text:span><text:span text:style-name="T14">proportion_men</text:span><text:span text:style-name="T16">))</text:span></text:p>
      <text:p text:style-name="Standard"/>
      <text:p text:style-name="Standard"/>
      <text:h text:style-name="P4" text:outline-level="1">Counting by region</text:h>
      <text:p text:style-name="P16"><text:span text:style-name="T7">The </text:span><text:span text:style-name="Source_20_Text"><text:span text:style-name="T10">counties</text:span></text:span><text:span text:style-name="T7"> dataset contains columns for region, state, population, and the number of citizens, which we selected and saved as the </text:span><text:span text:style-name="Source_20_Text"><text:span text:style-name="T10">counties_selected</text:span></text:span><text:span text:style-name="T7"> table. In this exercise, you'll focus on the </text:span><text:span text:style-name="Source_20_Text"><text:span text:style-name="T10">region</text:span></text:span><text:span text:style-name="T7"> column.</text:span></text:p>
      <text:p text:style-name="P9"><text:span text:style-name="Source_20_Text"><text:span text:style-name="T10">counties_selected &lt;- counties %&gt;%</text:span></text:span></text:p>
      <text:p text:style-name="P10"><text:span text:style-name="Source_20_Text"><text:span text:style-name="T11"><text:s text:c="2"/></text:span></text:span><text:span text:style-name="Source_20_Text"><text:span text:style-name="T10">select(county, region, state, population, citizens)</text:span></text:span></text:p>
      <text:h text:style-name="P6" text:outline-level="5">Instructions</text:h>
      <text:p text:style-name="P46"><text:span text:style-name="Strong_20_Emphasis"><text:span text:style-name="T8">100 XP</text:span></text:span></text:p>
      <text:list xml:id="list187140844" text:style-name="L7">
        <text:list-item>
          <text:p text:style-name="P23"><text:soft-page-break/><text:span text:style-name="T7">Use </text:span><text:span text:style-name="Source_20_Text"><text:span text:style-name="T10">count()</text:span></text:span><text:span text:style-name="T7"> to find the number of counties in each region, using a second argument to sort in descending order.</text:span></text:p>
        </text:list-item>
      </text:list>
      <text:p text:style-name="Standard"/>
      <text:p text:style-name="P13"># Use count to find the number of counties in each region</text:p>
      <text:p text:style-name="P11"><text:span text:style-name="T14">counties_selected</text:span> %&gt;% <text:span text:style-name="T14">count</text:span><text:span text:style-name="T16">(</text:span><text:span text:style-name="T14">region</text:span><text:span text:style-name="T16">,</text:span> <text:span text:style-name="T14">sort</text:span> = <text:span text:style-name="T19">T</text:span><text:span text:style-name="T16">)</text:span></text:p>
      <text:p text:style-name="Standard"/>
      <text:p text:style-name="Standard"/>
      <text:h text:style-name="P4" text:outline-level="1">Counting citizens by state</text:h>
      <text:p text:style-name="P43">You can weigh your count by particular variables rather than finding the number of counties. In this case, you'll find the number of citizens in each state.</text:p>
      <text:p text:style-name="P9"><text:span text:style-name="Source_20_Text"><text:span text:style-name="T10">counties_selected &lt;- counties %&gt;%</text:span></text:span></text:p>
      <text:p text:style-name="P10"><text:span text:style-name="Source_20_Text"><text:span text:style-name="T11"><text:s text:c="2"/></text:span></text:span><text:span text:style-name="Source_20_Text"><text:span text:style-name="T10">select(county, region, state, population, citizens)</text:span></text:span></text:p>
      <text:h text:style-name="P6" text:outline-level="5">Instructions</text:h>
      <text:p text:style-name="P46"><text:span text:style-name="Strong_20_Emphasis"><text:span text:style-name="T8">100 XP</text:span></text:span></text:p>
      <text:list xml:id="list3910385513" text:style-name="L8">
        <text:list-item>
          <text:p text:style-name="P24"><text:span text:style-name="T7">Count the number of counties in each state, weighted based on the </text:span><text:span text:style-name="Source_20_Text"><text:span text:style-name="T10">citizens</text:span></text:span><text:span text:style-name="T7"> column, and sorted in descending order.</text:span></text:p>
        </text:list-item>
      </text:list>
      <text:p text:style-name="Standard"/>
      <text:p text:style-name="P13"># Find number of counties per state, weighted by citizens</text:p>
      <text:p text:style-name="P11"><text:span text:style-name="T14">counties_selected</text:span> %&gt;% <text:span text:style-name="T14">count</text:span><text:span text:style-name="T16">(</text:span><text:span text:style-name="T14">state</text:span><text:span text:style-name="T16">,</text:span> <text:span text:style-name="T14">wt</text:span> = <text:span text:style-name="T14">citizens</text:span><text:span text:style-name="T16">,</text:span> <text:span text:style-name="T14">sort</text:span> = <text:span text:style-name="T19">T</text:span><text:span text:style-name="T16">)</text:span></text:p>
      <text:p text:style-name="Standard"/>
      <text:p text:style-name="Standard"/>
      <text:h text:style-name="P4" text:outline-level="1">Summarizing</text:h>
      <text:p text:style-name="P16"><text:span text:style-name="T7">The </text:span><text:span text:style-name="Source_20_Text"><text:span text:style-name="T10">summarize()</text:span></text:span><text:span text:style-name="T7"> verb is very useful for collapsing a large dataset into a single observation.</text:span></text:p>
      <text:p text:style-name="P9"><text:span text:style-name="Source_20_Text"><text:span text:style-name="T10">counties_selected &lt;- counties %&gt;%</text:span></text:span></text:p>
      <text:p text:style-name="P10"><text:span text:style-name="Source_20_Text"><text:span text:style-name="T11"><text:s text:c="2"/></text:span></text:span><text:span text:style-name="Source_20_Text"><text:span text:style-name="T10">select(county, population, income, unemployment)</text:span></text:span></text:p>
      <text:h text:style-name="P6" text:outline-level="5">Instructions</text:h>
      <text:p text:style-name="P46"><text:span text:style-name="Strong_20_Emphasis"><text:span text:style-name="T8">100 XP</text:span></text:span></text:p>
      <text:list xml:id="list1453495536" text:style-name="L9">
        <text:list-item>
          <text:p text:style-name="P25"><text:span text:style-name="T7">Summarize the counties dataset to find the following columns: </text:span><text:span text:style-name="Source_20_Text"><text:span text:style-name="T10">min_population</text:span></text:span><text:span text:style-name="T7"> (with the smallest population), </text:span><text:span text:style-name="Source_20_Text"><text:span text:style-name="T10">max_unemployment</text:span></text:span><text:span text:style-name="T7"> (with the maximum unemployment), and </text:span><text:span text:style-name="Source_20_Text"><text:span text:style-name="T10">average_income</text:span></text:span><text:span text:style-name="T7"> (with the mean of the income variable).</text:span></text:p>
        </text:list-item>
      </text:list>
      <text:p text:style-name="Standard"/>
      <text:p text:style-name="P11"><text:span text:style-name="T14">counties_selected</text:span> %&gt;%</text:p>
      <text:p text:style-name="P13"># Summarize to find minimum population, maximum unemployment, and average income</text:p>
      <text:p text:style-name="P11"><text:span text:style-name="T14">summarize</text:span><text:span text:style-name="T16">(</text:span><text:span text:style-name="T14">min_population</text:span>=<text:span text:style-name="T14">min</text:span><text:span text:style-name="T16">(</text:span><text:span text:style-name="T14">population</text:span><text:span text:style-name="T16">),</text:span></text:p>
      <text:p text:style-name="P11"><text:span text:style-name="T14">max_unemployment</text:span>=<text:span text:style-name="T14">max</text:span><text:span text:style-name="T16">(</text:span><text:span text:style-name="T14">unemployment</text:span><text:span text:style-name="T16">),</text:span></text:p>
      <text:p text:style-name="P11"><text:soft-page-break/><text:span text:style-name="T14">average_income</text:span>=<text:span text:style-name="T14">mean</text:span><text:span text:style-name="T16">(</text:span><text:span text:style-name="T14">income</text:span><text:span text:style-name="T16">))</text:span></text:p>
      <text:p text:style-name="Standard"/>
      <text:p text:style-name="Standard"/>
      <text:h text:style-name="P1" text:outline-level="1">Summarizing by state</text:h>
      <text:p text:style-name="P15"><text:span text:style-name="T2">Another interesting column is </text:span><text:span text:style-name="Source_20_Text"><text:span text:style-name="T1">land_area</text:span></text:span><text:span text:style-name="T2">, which shows the land area in square miles. Here, you'll summarize both population and land area by state, with the purpose of finding the density (in people per square miles).</text:span></text:p>
      <text:p text:style-name="P7"><text:span text:style-name="Source_20_Text"><text:span text:style-name="T1">counties_selected &lt;- counties %&gt;%</text:span></text:span></text:p>
      <text:p text:style-name="P8"><text:span text:style-name="Source_20_Text"><text:span text:style-name="T3"><text:s text:c="2"/></text:span></text:span><text:span text:style-name="Source_20_Text"><text:span text:style-name="T1">select(state, county, population, land_area)</text:span></text:span></text:p>
      <text:h text:style-name="P5" text:outline-level="5">Instructions 2/2</text:h>
      <text:p text:style-name="Text_20_body"><text:span text:style-name="Strong_20_Emphasis"><text:span text:style-name="T18">0 XP</text:span></text:span></text:p>
      <text:list xml:id="list727004428" text:style-name="L10">
        <text:list-item>
          <text:p text:style-name="P48"><text:a xlink:type="simple" xlink:href="javascript:void(0)" text:style-name="Internet_20_link" text:visited-style-name="Visited_20_Internet_20_Link"><text:span text:style-name="T15">2</text:span></text:a></text:p>
        </text:list-item>
      </text:list>
      <text:list xml:id="list3181974857" text:style-name="L11">
        <text:list-item>
          <text:p text:style-name="P30"><text:span text:style-name="T2">Add a </text:span><text:span text:style-name="Source_20_Text"><text:span text:style-name="T1">density</text:span></text:span><text:span text:style-name="T2"> column with the people per square mile, then arrange in descending order.</text:span></text:p>
        </text:list-item>
      </text:list>
      <text:list xml:id="list315468356" text:style-name="L12">
        <text:list-item>
          <text:p text:style-name="P51"/>
        </text:list-item>
      </text:list>
      <text:p text:style-name="P12"><text:span text:style-name="T14">counties_selected</text:span> %&gt;%</text:p>
      <text:p text:style-name="P11"><text:span text:style-name="T14">group_by</text:span><text:span text:style-name="T16">(</text:span><text:span text:style-name="T14">state</text:span><text:span text:style-name="T16">)</text:span> %&gt;%</text:p>
      <text:p text:style-name="P11"><text:span text:style-name="T14">summarize</text:span><text:span text:style-name="T16">(</text:span><text:span text:style-name="T14">total_area</text:span> = <text:span text:style-name="T14">sum</text:span><text:span text:style-name="T16">(</text:span><text:span text:style-name="T14">land_area</text:span><text:span text:style-name="T16">),</text:span></text:p>
      <text:p text:style-name="P11"><text:span text:style-name="T14">total_population</text:span> = <text:span text:style-name="T14">sum</text:span><text:span text:style-name="T16">(</text:span><text:span text:style-name="T14">population</text:span><text:span text:style-name="T16">))</text:span> %&gt;%</text:p>
      <text:p text:style-name="P13"># Add a density column</text:p>
      <text:p text:style-name="P11"><text:span text:style-name="T14">mutate</text:span><text:span text:style-name="T16">(</text:span><text:span text:style-name="T14">density</text:span> = <text:span text:style-name="T14">total_population</text:span> / <text:span text:style-name="T14">total_area</text:span><text:span text:style-name="T16">)</text:span> %&gt;%</text:p>
      <text:p text:style-name="P13"># Sort by density in descending order</text:p>
      <text:p text:style-name="P11"><text:span text:style-name="T14">arrange</text:span><text:span text:style-name="T16">(</text:span><text:span text:style-name="T14">desc</text:span><text:span text:style-name="T16">(</text:span><text:span text:style-name="T14">density</text:span><text:span text:style-name="T16">))</text:span></text:p>
      <text:p text:style-name="P37"/>
      <text:p text:style-name="Standard"/>
      <text:h text:style-name="P4" text:outline-level="1">Summarizing by state and region</text:h>
      <text:p text:style-name="P43">You can group by multiple columns instead of grouping by one. Here, you'll practice aggregating by state and region, and notice how useful it is for performing multiple aggregations in a row.</text:p>
      <text:p text:style-name="P9"><text:span text:style-name="Source_20_Text"><text:span text:style-name="T10">counties_selected &lt;- counties %&gt;%</text:span></text:span></text:p>
      <text:p text:style-name="P10"><text:span text:style-name="Source_20_Text"><text:span text:style-name="T11"><text:s text:c="2"/></text:span></text:span><text:span text:style-name="Source_20_Text"><text:span text:style-name="T10">select(region, state, county, population)</text:span></text:span></text:p>
      <text:h text:style-name="P6" text:outline-level="5">Instructions 1/2</text:h>
      <text:p text:style-name="P46"><text:span text:style-name="Strong_20_Emphasis"><text:span text:style-name="T8">0 XP</text:span></text:span></text:p>
      <text:list xml:id="list1449617964" text:style-name="L13">
        <text:list-item>
          <text:p text:style-name="P49"><text:a xlink:type="simple" xlink:href="javascript:void(0)" text:style-name="Internet_20_link" text:visited-style-name="Visited_20_Internet_20_Link"><text:span text:style-name="T13">1</text:span></text:a></text:p>
        </text:list-item>
        <text:list-item>
          <text:p text:style-name="P52"><text:a xlink:type="simple" xlink:href="javascript:void(0)" text:style-name="Internet_20_link" text:visited-style-name="Visited_20_Internet_20_Link"><text:span text:style-name="T12">2</text:span></text:a></text:p>
        </text:list-item>
      </text:list>
      <text:list xml:id="list2041684249" text:style-name="L14">
        <text:list-item>
          <text:p text:style-name="P26"><text:span text:style-name="T7">Summarize to find the total population, as a column called </text:span><text:span text:style-name="Source_20_Text"><text:span text:style-name="T10">total_pop</text:span></text:span><text:span text:style-name="T7">, in each combination of region and state, grouped in that order.</text:span></text:p>
        </text:list-item>
      </text:list>
      <text:p text:style-name="Standard"/>
      <text:h text:style-name="P4" text:outline-level="1"><text:soft-page-break/>Selecting a county from each region</text:h>
      <text:p text:style-name="P16"><text:span text:style-name="T7">Previously, you used the </text:span><text:span text:style-name="Source_20_Text"><text:span text:style-name="T10">walk</text:span></text:span><text:span text:style-name="T7"> column, which offers a percentage of people in each county that walk to work, to add a new column and count to find the total number of people who walk to work in each county.</text:span></text:p>
      <text:p text:style-name="P47"><text:span text:style-name="T7">Now, you're interested in finding the county </text:span><text:span text:style-name="Strong_20_Emphasis"><text:span text:style-name="T9">within each region</text:span></text:span><text:span text:style-name="T7"> with the highest percentage of citizens who walk to work.</text:span></text:p>
      <text:p text:style-name="P9"><text:span text:style-name="Source_20_Text"><text:span text:style-name="T10">counties_selected &lt;- counties %&gt;%</text:span></text:span></text:p>
      <text:p text:style-name="P10"><text:span text:style-name="Source_20_Text"><text:span text:style-name="T11"><text:s text:c="2"/></text:span></text:span><text:span text:style-name="Source_20_Text"><text:span text:style-name="T10">select(region, state, county, metro, population, walk)</text:span></text:span></text:p>
      <text:h text:style-name="P6" text:outline-level="5">Instructions</text:h>
      <text:p text:style-name="P46"><text:span text:style-name="Strong_20_Emphasis"><text:span text:style-name="T8">0 XP</text:span></text:span></text:p>
      <text:list xml:id="list3481997235" text:style-name="L15">
        <text:list-item>
          <text:p text:style-name="P44">Find the county in each region with the highest percentage of citizens who walk to work.</text:p>
        </text:list-item>
      </text:list>
      <text:p text:style-name="Standard"/>
      <text:p text:style-name="P11"><text:span text:style-name="T14">counties_selected</text:span> %&gt;%</text:p>
      <text:p text:style-name="P13"># Group by region</text:p>
      <text:p text:style-name="P11"><text:span text:style-name="T14">group_by</text:span><text:span text:style-name="T16">(</text:span><text:span text:style-name="T14">region</text:span><text:span text:style-name="T16">)</text:span> %&gt;%</text:p>
      <text:p text:style-name="P13"># Find the county with the highest percentage of people who walk to work</text:p>
      <text:p text:style-name="P11"><text:span text:style-name="T14">slice_max</text:span><text:span text:style-name="T16">(</text:span><text:span text:style-name="T14">walk</text:span><text:span text:style-name="T16">,</text:span> <text:span text:style-name="T14">n</text:span> = <text:span text:style-name="T17">1</text:span><text:span text:style-name="T16">)</text:span></text:p>
      <text:p text:style-name="Standard"/>
      <text:p text:style-name="Standard"/>
      <text:h text:style-name="P1" text:outline-level="1">Finding the lowest-income state in each region</text:h>
      <text:p text:style-name="P15"><text:span text:style-name="T2">You've been learning to combine multiple </text:span><text:span text:style-name="Source_20_Text"><text:span text:style-name="T1">dplyr</text:span></text:span><text:span text:style-name="T2"> verbs together. Here, you'll combine </text:span><text:span text:style-name="Source_20_Text"><text:span text:style-name="T1">group_by()</text:span></text:span><text:span text:style-name="T2">, </text:span><text:span text:style-name="Source_20_Text"><text:span text:style-name="T1">summarize()</text:span></text:span><text:span text:style-name="T2">, and </text:span><text:span text:style-name="Source_20_Text"><text:span text:style-name="T1">slice_min()</text:span></text:span><text:span text:style-name="T2"> to find the state in each region with the highest income.</text:span></text:p>
      <text:p text:style-name="P15"><text:span text:style-name="T2">When you group by multiple columns and then summarize, it's important to remember that the summarize "peels off" one of the groups, but leaves the rest on. For example, if you </text:span><text:span text:style-name="Source_20_Text"><text:span text:style-name="T1">group_by(X, Y)</text:span></text:span><text:span text:style-name="T2"> then summarize, the result will still be grouped by </text:span><text:span text:style-name="Source_20_Text"><text:span text:style-name="T1">X</text:span></text:span><text:span text:style-name="T2">.</text:span></text:p>
      <text:p text:style-name="P7"><text:span text:style-name="Source_20_Text"><text:span text:style-name="T1">counties_selected &lt;- counties %&gt;%</text:span></text:span></text:p>
      <text:p text:style-name="P8"><text:span text:style-name="Source_20_Text"><text:span text:style-name="T3"><text:s text:c="2"/></text:span></text:span><text:span text:style-name="Source_20_Text"><text:span text:style-name="T1">select(region, state, county, population, income)</text:span></text:span></text:p>
      <text:h text:style-name="P5" text:outline-level="5">Instructions</text:h>
      <text:p text:style-name="Text_20_body"><text:span text:style-name="Strong_20_Emphasis"><text:span text:style-name="T18">0 XP</text:span></text:span></text:p>
      <text:list xml:id="list25268053" text:style-name="L16">
        <text:list-item>
          <text:p text:style-name="P31"><text:span text:style-name="T2">Calculate the average income (as </text:span><text:span text:style-name="Source_20_Text"><text:span text:style-name="T1">average_income</text:span></text:span><text:span text:style-name="T2">) of counties within each region and state (notice the </text:span><text:span text:style-name="Source_20_Text"><text:span text:style-name="T1">group_by()</text:span></text:span><text:span text:style-name="T2"> has already been done for you).</text:span></text:p>
        </text:list-item>
        <text:list-item>
          <text:p text:style-name="P31"><text:span text:style-name="T2">Find the state with the lowest </text:span><text:span text:style-name="Source_20_Text"><text:span text:style-name="T1">average_income</text:span></text:span><text:span text:style-name="T2"> in each region.</text:span></text:p>
        </text:list-item>
      </text:list>
      <text:list xml:id="list3340051925" text:style-name="L17">
        <text:list-item>
          <text:p text:style-name="P53"/>
        </text:list-item>
      </text:list>
      <text:h text:style-name="P2" text:outline-level="1"><text:soft-page-break/>Finding the lowest-income state in each region</text:h>
      <text:p text:style-name="P15"><text:span text:style-name="T2">You've been learning to combine multiple </text:span><text:span text:style-name="Source_20_Text"><text:span text:style-name="T1">dplyr</text:span></text:span><text:span text:style-name="T2"> verbs together. Here, you'll combine </text:span><text:span text:style-name="Source_20_Text"><text:span text:style-name="T1">group_by()</text:span></text:span><text:span text:style-name="T2">, </text:span><text:span text:style-name="Source_20_Text"><text:span text:style-name="T1">summarize()</text:span></text:span><text:span text:style-name="T2">, and </text:span><text:span text:style-name="Source_20_Text"><text:span text:style-name="T1">slice_min()</text:span></text:span><text:span text:style-name="T2"> to find the state in each region with the highest income.</text:span></text:p>
      <text:p text:style-name="P15"><text:span text:style-name="T2">When you group by multiple columns and then summarize, it's important to remember that the summarize "peels off" one of the groups, but leaves the rest on. For example, if you </text:span><text:span text:style-name="Source_20_Text"><text:span text:style-name="T1">group_by(X, Y)</text:span></text:span><text:span text:style-name="T2"> then summarize, the result will still be grouped by </text:span><text:span text:style-name="Source_20_Text"><text:span text:style-name="T1">X</text:span></text:span><text:span text:style-name="T2">.</text:span></text:p>
      <text:p text:style-name="P7"><text:span text:style-name="Source_20_Text"><text:span text:style-name="T1">counties_selected &lt;- counties %&gt;%</text:span></text:span></text:p>
      <text:p text:style-name="P8"><text:span text:style-name="Source_20_Text"><text:span text:style-name="T3"><text:s text:c="2"/></text:span></text:span><text:span text:style-name="Source_20_Text"><text:span text:style-name="T1">select(region, state, county, population, income)</text:span></text:span></text:p>
      <text:h text:style-name="P5" text:outline-level="5">Instructions</text:h>
      <text:p text:style-name="Text_20_body"><text:span text:style-name="Strong_20_Emphasis"><text:span text:style-name="T18">0 XP</text:span></text:span></text:p>
      <text:list xml:id="list988021109" text:style-name="L18">
        <text:list-item>
          <text:p text:style-name="P32"><text:span text:style-name="T2">Calculate the average income (as </text:span><text:span text:style-name="Source_20_Text"><text:span text:style-name="T1">average_income</text:span></text:span><text:span text:style-name="T2">) of counties within each region and state (notice the </text:span><text:span text:style-name="Source_20_Text"><text:span text:style-name="T1">group_by()</text:span></text:span><text:span text:style-name="T2"> has already been done for you).</text:span></text:p>
        </text:list-item>
        <text:list-item>
          <text:p text:style-name="P32"><text:span text:style-name="T2">Find the state with the lowest </text:span><text:span text:style-name="Source_20_Text"><text:span text:style-name="T1">average_income</text:span></text:span><text:span text:style-name="T2"> in each region.</text:span></text:p>
        </text:list-item>
      </text:list>
      <text:list xml:id="list1055731923" text:style-name="L19">
        <text:list-item>
          <text:p text:style-name="P54"/>
        </text:list-item>
      </text:list>
      <text:p text:style-name="P38"/>
      <text:p text:style-name="P38"/>
      <text:p text:style-name="P11"><text:span text:style-name="T14">counties_selected</text:span> %&gt;%</text:p>
      <text:p text:style-name="P13"># Find the total population for each combination of state and metro</text:p>
      <text:p text:style-name="P11"><text:span text:style-name="T14">group_by</text:span><text:span text:style-name="T16">(</text:span><text:span text:style-name="T14">state</text:span><text:span text:style-name="T16">,</text:span> <text:span text:style-name="T14">metro</text:span><text:span text:style-name="T16">)</text:span> %&gt;%</text:p>
      <text:p text:style-name="P11"><text:span text:style-name="T14">summarize</text:span><text:span text:style-name="T16">(</text:span><text:span text:style-name="T14">total_pop</text:span> = <text:span text:style-name="T14">sum</text:span><text:span text:style-name="T16">(</text:span><text:span text:style-name="T14">population</text:span><text:span text:style-name="T16">))</text:span></text:p>
      <text:p text:style-name="Standard"/>
      <text:p text:style-name="Standard"/>
      <text:h text:style-name="P4" text:outline-level="1">Selecting columns</text:h>
      <text:p text:style-name="P16"><text:span text:style-name="T7">Using the </text:span><text:span text:style-name="Source_20_Text"><text:span text:style-name="T10">select()</text:span></text:span><text:span text:style-name="T7"> verb, we can answer interesting questions about our dataset by focusing in on related groups of verbs. The colon (</text:span><text:span text:style-name="Source_20_Text"><text:span text:style-name="T10">:</text:span></text:span><text:span text:style-name="T7">) is useful for getting many columns at a time.</text:span></text:p>
      <text:h text:style-name="P6" text:outline-level="5">Instructions</text:h>
      <text:p text:style-name="P46"><text:span text:style-name="Strong_20_Emphasis"><text:span text:style-name="T8">0 XP</text:span></text:span></text:p>
      <text:list xml:id="list3371969557" text:style-name="L20">
        <text:list-item>
          <text:p text:style-name="P27"><text:span text:style-name="T7">Use </text:span><text:span text:style-name="Source_20_Text"><text:span text:style-name="T10">glimpse()</text:span></text:span><text:span text:style-name="T7"> to examine all the variables in the </text:span><text:span text:style-name="Source_20_Text"><text:span text:style-name="T10">counties</text:span></text:span><text:span text:style-name="T7"> table.</text:span></text:p>
        </text:list-item>
        <text:list-item>
          <text:p text:style-name="P27"><text:span text:style-name="T7">Select the columns for </text:span><text:span text:style-name="Source_20_Text"><text:span text:style-name="T10">state</text:span></text:span><text:span text:style-name="T7">, </text:span><text:span text:style-name="Source_20_Text"><text:span text:style-name="T10">county</text:span></text:span><text:span text:style-name="T7">, </text:span><text:span text:style-name="Source_20_Text"><text:span text:style-name="T10">population</text:span></text:span><text:span text:style-name="T7">, and (using a colon) all five of those industry-related variables; there are five consecutive variables in the table related to the industry of people's work: </text:span><text:span text:style-name="Source_20_Text"><text:span text:style-name="T10">professional</text:span></text:span><text:span text:style-name="T7">, </text:span><text:span text:style-name="Source_20_Text"><text:span text:style-name="T10">service</text:span></text:span><text:span text:style-name="T7">, </text:span><text:span text:style-name="Source_20_Text"><text:span text:style-name="T10">office</text:span></text:span><text:span text:style-name="T7">, </text:span><text:span text:style-name="Source_20_Text"><text:span text:style-name="T10">construction</text:span></text:span><text:span text:style-name="T7">, and </text:span><text:span text:style-name="Source_20_Text"><text:span text:style-name="T10">production</text:span></text:span><text:span text:style-name="T7">.</text:span></text:p>
        </text:list-item>
        <text:list-item>
          <text:p text:style-name="P27"><text:soft-page-break/><text:span text:style-name="T7">Arrange the table in descending order of </text:span><text:span text:style-name="Source_20_Text"><text:span text:style-name="T10">service</text:span></text:span><text:span text:style-name="T7"> to find which counties have the highest rates of working in the service industry.</text:span></text:p>
        </text:list-item>
      </text:list>
      <text:p text:style-name="P13"># Glimpse the counties table</text:p>
      <text:p text:style-name="P11"><text:span text:style-name="T14">glimpse</text:span><text:span text:style-name="T16">(</text:span><text:span text:style-name="T14">counties</text:span><text:span text:style-name="T16">)</text:span></text:p>
      <text:p text:style-name="P14"/>
      <text:p text:style-name="P11"><text:span text:style-name="T14">counties</text:span> %&gt;%</text:p>
      <text:p text:style-name="P13"># Select state, county, population, and industry-related columns</text:p>
      <text:p text:style-name="P11"><text:span text:style-name="T14">select</text:span><text:span text:style-name="T16">(</text:span><text:span text:style-name="T14">state</text:span><text:span text:style-name="T16">,</text:span> <text:span text:style-name="T14">county</text:span><text:span text:style-name="T16">,</text:span> <text:span text:style-name="T14">population</text:span><text:span text:style-name="T16">,</text:span> <text:span text:style-name="T14">professional</text:span>:<text:span text:style-name="T14">production</text:span><text:span text:style-name="T16">)</text:span> %&gt;%</text:p>
      <text:p text:style-name="P13"># Arrange service in descending order </text:p>
      <text:p text:style-name="P11"><text:span text:style-name="T14">arrange</text:span><text:span text:style-name="T16">(</text:span><text:span text:style-name="T14">desc</text:span><text:span text:style-name="T16">(</text:span><text:span text:style-name="T14">service</text:span><text:span text:style-name="T16">))</text:span></text:p>
      <text:p text:style-name="Standard"/>
      <text:p text:style-name="Standard"/>
      <text:h text:style-name="P1" text:outline-level="1">Select helpers</text:h>
      <text:p text:style-name="P15"><text:span text:style-name="T2">In the video you learned about the select helper </text:span><text:span text:style-name="Source_20_Text"><text:span text:style-name="T1">starts_with()</text:span></text:span><text:span text:style-name="T2">. Another select helper is </text:span><text:span text:style-name="Source_20_Text"><text:span text:style-name="T1">ends_with()</text:span></text:span><text:span text:style-name="T2">, which finds the columns that end with a particular string.</text:span></text:p>
      <text:h text:style-name="P5" text:outline-level="5">Instructions</text:h>
      <text:p text:style-name="Text_20_body"><text:span text:style-name="Strong_20_Emphasis"><text:span text:style-name="T18">0 XP</text:span></text:span></text:p>
      <text:list xml:id="list2894783228" text:style-name="L21">
        <text:list-item>
          <text:p text:style-name="P33"><text:span text:style-name="T2">Select the columns </text:span><text:span text:style-name="Source_20_Text"><text:span text:style-name="T1">state</text:span></text:span><text:span text:style-name="T2">, </text:span><text:span text:style-name="Source_20_Text"><text:span text:style-name="T1">county</text:span></text:span><text:span text:style-name="T2">, </text:span><text:span text:style-name="Source_20_Text"><text:span text:style-name="T1">population</text:span></text:span><text:span text:style-name="T2">, and all those that end with </text:span><text:span text:style-name="Source_20_Text"><text:span text:style-name="T1">work</text:span></text:span><text:span text:style-name="T2">.</text:span></text:p>
        </text:list-item>
        <text:list-item>
          <text:p text:style-name="P39">Filter just for the counties where at least 50% of the population is engaged in public work.</text:p>
        </text:list-item>
      </text:list>
      <text:list xml:id="list2055457956" text:style-name="L22">
        <text:list-item>
          <text:p text:style-name="P55"/>
        </text:list-item>
      </text:list>
      <text:p text:style-name="P38"/>
      <text:p text:style-name="P11"><text:span text:style-name="T14">counties</text:span> %&gt;%</text:p>
      <text:p text:style-name="P13"># Select the state, county, population, and those ending with "work"</text:p>
      <text:p text:style-name="P11"><text:span text:style-name="T14">select</text:span><text:span text:style-name="T16">(</text:span><text:span text:style-name="T14">state</text:span><text:span text:style-name="T16">,</text:span> <text:span text:style-name="T14">county</text:span><text:span text:style-name="T16">,</text:span> <text:span text:style-name="T14">population</text:span><text:span text:style-name="T16">,</text:span> <text:span text:style-name="T14">ends_with</text:span><text:span text:style-name="T16">(</text:span><text:span text:style-name="T17">"work"</text:span><text:span text:style-name="T16">))</text:span> %&gt;%</text:p>
      <text:p text:style-name="P13"># Filter for counties that have at least 50% of people engaged in public work</text:p>
      <text:p text:style-name="P11"><text:span text:style-name="T14">filter</text:span><text:span text:style-name="T16">(</text:span><text:span text:style-name="T14">public_work</text:span> &gt;= <text:span text:style-name="T17">50</text:span><text:span text:style-name="T16">)</text:span></text:p>
      <text:p text:style-name="Standard"/>
      <text:p text:style-name="Standard"/>
      <text:h text:style-name="P1" text:outline-level="1">Renaming a column after count</text:h>
      <text:p text:style-name="P15"><text:span text:style-name="T2">The </text:span><text:span text:style-name="Source_20_Text"><text:span text:style-name="T1">rename()</text:span></text:span><text:span text:style-name="T2"> verb is often useful for changing the name of a column that comes out of another verb, such as </text:span><text:span text:style-name="Source_20_Text"><text:span text:style-name="T1">count()</text:span></text:span><text:span text:style-name="T2">. In this exercise, you'll rename the default </text:span><text:span text:style-name="Source_20_Text"><text:span text:style-name="T1">n</text:span></text:span><text:span text:style-name="T2"> column generated from </text:span><text:span text:style-name="Source_20_Text"><text:span text:style-name="T1">count()</text:span></text:span><text:span text:style-name="T2"> to something more descriptive.</text:span></text:p>
      <text:h text:style-name="P5" text:outline-level="5">Instructions 2/2</text:h>
      <text:p text:style-name="Text_20_body"><text:span text:style-name="Strong_20_Emphasis"><text:span text:style-name="T18">0 XP</text:span></text:span></text:p>
      <text:list xml:id="list3190792343" text:style-name="L23">
        <text:list-item>
          <text:p text:style-name="P50"><text:a xlink:type="simple" xlink:href="javascript:void(0)" text:style-name="Internet_20_link" text:visited-style-name="Visited_20_Internet_20_Link"><text:span text:style-name="T15">2</text:span></text:a></text:p>
        </text:list-item>
      </text:list>
      <text:list xml:id="list4243683725" text:style-name="L24">
        <text:list-item>
          <text:p text:style-name="P34"><text:span text:style-name="T2">Notice the </text:span><text:span text:style-name="Source_20_Text"><text:span text:style-name="T1">n</text:span></text:span><text:span text:style-name="T2"> column in the output; use </text:span><text:span text:style-name="Source_20_Text"><text:span text:style-name="T1">rename()</text:span></text:span><text:span text:style-name="T2"> to rename that to </text:span><text:span text:style-name="Source_20_Text"><text:span text:style-name="T1">num_counties</text:span></text:span><text:span text:style-name="T2">.</text:span></text:p>
        </text:list-item>
      </text:list>
      <text:list xml:id="list829761218" text:style-name="L25">
        <text:list-item>
          <text:p text:style-name="P56"/>
        </text:list-item>
      </text:list>
      <text:p text:style-name="P37"><text:soft-page-break/></text:p>
      <text:p text:style-name="P11"><text:span text:style-name="T14">counties</text:span> %&gt;%</text:p>
      <text:p text:style-name="P13"># Count the number of counties in each state</text:p>
      <text:p text:style-name="P11"><text:span text:style-name="T14">count</text:span><text:span text:style-name="T16">(</text:span><text:span text:style-name="T14">state</text:span><text:span text:style-name="T16">)</text:span> %&gt;%</text:p>
      <text:p text:style-name="P13"># Rename the n column to num_counties</text:p>
      <text:p text:style-name="P11"><text:span text:style-name="T14">rename</text:span><text:span text:style-name="T16">(</text:span><text:span text:style-name="T14">num_counties</text:span> = <text:span text:style-name="T14">n</text:span><text:span text:style-name="T16">)</text:span></text:p>
      <text:p text:style-name="Standard"/>
      <text:p text:style-name="Standard"/>
      <text:h text:style-name="P1" text:outline-level="1">Renaming a column as part of a select</text:h>
      <text:p text:style-name="P15"><text:span text:style-name="Source_20_Text"><text:span text:style-name="T1">rename()</text:span></text:span><text:span text:style-name="T2"> isn't the only way you can choose a new name for a column; you can also choose a name as part of a </text:span><text:span text:style-name="Source_20_Text"><text:span text:style-name="T1">select()</text:span></text:span><text:span text:style-name="T2">.</text:span></text:p>
      <text:h text:style-name="P5" text:outline-level="5">Instructions</text:h>
      <text:p text:style-name="Text_20_body"><text:span text:style-name="Strong_20_Emphasis"><text:span text:style-name="T18">0 XP</text:span></text:span></text:p>
      <text:list xml:id="list279689356" text:style-name="L26">
        <text:list-item>
          <text:p text:style-name="P35"><text:span text:style-name="T2">Select the columns </text:span><text:span text:style-name="Source_20_Text"><text:span text:style-name="T1">state</text:span></text:span><text:span text:style-name="T2">, </text:span><text:span text:style-name="Source_20_Text"><text:span text:style-name="T1">county</text:span></text:span><text:span text:style-name="T2">, and </text:span><text:span text:style-name="Source_20_Text"><text:span text:style-name="T1">poverty</text:span></text:span><text:span text:style-name="T2"> from the </text:span><text:span text:style-name="Source_20_Text"><text:span text:style-name="T1">counties</text:span></text:span><text:span text:style-name="T2"> dataset; in the same step, rename the </text:span><text:span text:style-name="Source_20_Text"><text:span text:style-name="T1">poverty</text:span></text:span><text:span text:style-name="T2"> column to </text:span><text:span text:style-name="Source_20_Text"><text:span text:style-name="T1">poverty_rate</text:span></text:span><text:span text:style-name="T2">.</text:span></text:p>
        </text:list-item>
      </text:list>
      <text:list xml:id="list3996287964" text:style-name="L27">
        <text:list-item>
          <text:p text:style-name="P57"/>
        </text:list-item>
      </text:list>
      <text:p text:style-name="P38"/>
      <text:p text:style-name="P11"><text:span text:style-name="T14">counties</text:span> %&gt;%</text:p>
      <text:p text:style-name="P13"># Select state, county, and poverty as poverty_rate</text:p>
      <text:p text:style-name="P11"><text:span text:style-name="T14">select</text:span><text:span text:style-name="T16">(</text:span><text:span text:style-name="T14">state</text:span><text:span text:style-name="T16">,</text:span> <text:span text:style-name="T14">county</text:span><text:span text:style-name="T16">,</text:span> <text:span text:style-name="T14">poverty_rate</text:span> = <text:span text:style-name="T14">poverty</text:span><text:span text:style-name="T16">)</text:span></text:p>
      <text:p text:style-name="Standard"/>
      <text:p text:style-name="Standard"/>
      <text:h text:style-name="P4" text:outline-level="1">Using transmute</text:h>
      <text:p text:style-name="P16"><text:span text:style-name="T7">As you learned in the video, the </text:span><text:span text:style-name="Source_20_Text"><text:span text:style-name="T10">transmute</text:span></text:span><text:span text:style-name="T7"> verb allows you to control which variables you keep, which variables you calculate, and which variables you drop.</text:span></text:p>
      <text:h text:style-name="P6" text:outline-level="5">Instructions</text:h>
      <text:p text:style-name="P46"><text:span text:style-name="Strong_20_Emphasis"><text:span text:style-name="T8">0 XP</text:span></text:span></text:p>
      <text:list xml:id="list2230610650" text:style-name="L28">
        <text:list-item>
          <text:p text:style-name="P28"><text:span text:style-name="T7">Keep only the </text:span><text:span text:style-name="Source_20_Text"><text:span text:style-name="T10">state</text:span></text:span><text:span text:style-name="T7">, </text:span><text:span text:style-name="Source_20_Text"><text:span text:style-name="T10">county</text:span></text:span><text:span text:style-name="T7">, and </text:span><text:span text:style-name="Source_20_Text"><text:span text:style-name="T10">population</text:span></text:span><text:span text:style-name="T7"> columns, and add a new column, </text:span><text:span text:style-name="Source_20_Text"><text:span text:style-name="T10">density</text:span></text:span><text:span text:style-name="T7">, that contains the </text:span><text:span text:style-name="Source_20_Text"><text:span text:style-name="T10">population</text:span></text:span><text:span text:style-name="T7"> per </text:span><text:span text:style-name="Source_20_Text"><text:span text:style-name="T10">land_area</text:span></text:span><text:span text:style-name="T7">.</text:span></text:p>
        </text:list-item>
        <text:list-item>
          <text:p text:style-name="P45">Filter for only counties with a population greater than one million.</text:p>
        </text:list-item>
        <text:list-item>
          <text:p text:style-name="P45">Sort the table in ascending order of density.</text:p>
        </text:list-item>
      </text:list>
      <text:p text:style-name="P11"><text:span text:style-name="T14">counties</text:span> %&gt;%</text:p>
      <text:p text:style-name="P13"># Keep the state, county, and populations columns, and add a density column</text:p>
      <text:p text:style-name="P11"><text:span text:style-name="T14">transmute</text:span><text:span text:style-name="T16">(</text:span><text:span text:style-name="T14">state</text:span><text:span text:style-name="T16">,</text:span> <text:span text:style-name="T14">county</text:span><text:span text:style-name="T16">,</text:span> <text:span text:style-name="T14">population</text:span><text:span text:style-name="T16">,</text:span> <text:span text:style-name="T14">density</text:span> = <text:span text:style-name="T14">population</text:span> / <text:span text:style-name="T14">land_area</text:span><text:span text:style-name="T16">)</text:span> %&gt;%</text:p>
      <text:p text:style-name="P13"># Filter for counties with a population greater than one million </text:p>
      <text:p text:style-name="P11"><text:soft-page-break/><text:span text:style-name="T14">filter</text:span><text:span text:style-name="T16">(</text:span><text:span text:style-name="T14">population</text:span> &gt; <text:span text:style-name="T17">1000000</text:span><text:span text:style-name="T16">)</text:span> %&gt;%</text:p>
      <text:p text:style-name="P13"># Sort density in ascending order </text:p>
      <text:p text:style-name="P11"><text:span text:style-name="T14">arrange</text:span><text:span text:style-name="T16">(</text:span><text:span text:style-name="T14">density</text:span><text:span text:style-name="T16">)</text:span></text:p>
      <text:p text:style-name="Standard"/>
      <text:p text:style-name="Standard"/>
      <text:h text:style-name="P1" text:outline-level="1">Choosing among the four verbs</text:h>
      <text:p text:style-name="P15"><text:span text:style-name="T2">In this chapter you've learned about the four verbs: </text:span><text:span text:style-name="Source_20_Text"><text:span text:style-name="T1">select</text:span></text:span><text:span text:style-name="T2">, </text:span><text:span text:style-name="Source_20_Text"><text:span text:style-name="T1">mutate</text:span></text:span><text:span text:style-name="T2">, </text:span><text:span text:style-name="Source_20_Text"><text:span text:style-name="T1">transmute</text:span></text:span><text:span text:style-name="T2">, and </text:span><text:span text:style-name="Source_20_Text"><text:span text:style-name="T1">rename</text:span></text:span><text:span text:style-name="T2">. Here, you'll choose the appropriate verb for each situation. You won't need to change anything inside the parentheses.</text:span></text:p>
      <text:h text:style-name="P5" text:outline-level="5">Instructions</text:h>
      <text:p text:style-name="Text_20_body"><text:span text:style-name="Strong_20_Emphasis"><text:span text:style-name="T18">0 XP</text:span></text:span></text:p>
      <text:list xml:id="list3418929543" text:style-name="L29">
        <text:list-item>
          <text:p text:style-name="P36"><text:span text:style-name="T2">Choose the right verb for changing the name of the </text:span><text:span text:style-name="Source_20_Text"><text:span text:style-name="T1">unemployment</text:span></text:span><text:span text:style-name="T2"> column to </text:span><text:span text:style-name="Source_20_Text"><text:span text:style-name="T1">unemployment_rate</text:span></text:span></text:p>
        </text:list-item>
        <text:list-item>
          <text:p text:style-name="P36"><text:span text:style-name="T2">Choose the right verb for keeping only the columns </text:span><text:span text:style-name="Source_20_Text"><text:span text:style-name="T1">state</text:span></text:span><text:span text:style-name="T2">, </text:span><text:span text:style-name="Source_20_Text"><text:span text:style-name="T1">county</text:span></text:span><text:span text:style-name="T2">, and the ones containing </text:span><text:span text:style-name="Source_20_Text"><text:span text:style-name="T1">poverty</text:span></text:span><text:span text:style-name="T2">.</text:span></text:p>
        </text:list-item>
        <text:list-item>
          <text:p text:style-name="P36"><text:span text:style-name="T2">Calculate a new column called </text:span><text:span text:style-name="Source_20_Text"><text:span text:style-name="T1">fraction_women</text:span></text:span><text:span text:style-name="T2"> with the fraction of the population made up of women, without dropping any columns.</text:span></text:p>
        </text:list-item>
        <text:list-item>
          <text:p text:style-name="P36"><text:span text:style-name="T2">Keep only three columns: the </text:span><text:span text:style-name="Source_20_Text"><text:span text:style-name="T1">state</text:span></text:span><text:span text:style-name="T2">, </text:span><text:span text:style-name="Source_20_Text"><text:span text:style-name="T1">county</text:span></text:span><text:span text:style-name="T2">, and </text:span><text:span text:style-name="Source_20_Text"><text:span text:style-name="T1">employed / population</text:span></text:span><text:span text:style-name="T2">, which you'll call </text:span><text:span text:style-name="Source_20_Text"><text:span text:style-name="T1">employment_rate</text:span></text:span><text:span text:style-name="T2">.</text:span></text:p>
        </text:list-item>
      </text:list>
      <text:list xml:id="list1718748674" text:style-name="L30">
        <text:list-item>
          <text:p text:style-name="P58"/>
        </text:list-item>
      </text:list>
      <text:p text:style-name="P38"/>
      <text:p text:style-name="P13"># Change the name of the unemployment column</text:p>
      <text:p text:style-name="P11"><text:span text:style-name="T14">counties</text:span> %&gt;%</text:p>
      <text:p text:style-name="P11"><text:span text:style-name="T14">rename</text:span><text:span text:style-name="T16">(</text:span><text:span text:style-name="T14">unemployment_rate</text:span> = <text:span text:style-name="T14">unemployment</text:span><text:span text:style-name="T16">)</text:span></text:p>
      <text:p text:style-name="P14"/>
      <text:p text:style-name="P13"># Keep the state and county columns, and the columns containing poverty</text:p>
      <text:p text:style-name="P11"><text:span text:style-name="T14">counties</text:span> %&gt;%</text:p>
      <text:p text:style-name="P11"><text:span text:style-name="T14">select</text:span><text:span text:style-name="T16">(</text:span><text:span text:style-name="T14">state</text:span><text:span text:style-name="T16">,</text:span> <text:span text:style-name="T14">county</text:span><text:span text:style-name="T16">,</text:span> <text:span text:style-name="T14">contains</text:span><text:span text:style-name="T16">(</text:span><text:span text:style-name="T17">"poverty"</text:span><text:span text:style-name="T16">))</text:span></text:p>
      <text:p text:style-name="P14"/>
      <text:p text:style-name="P13"># Calculate the fraction_women column without dropping the other columns</text:p>
      <text:p text:style-name="P11"><text:span text:style-name="T14">counties</text:span> %&gt;%</text:p>
      <text:p text:style-name="P11"><text:span text:style-name="T14">mutate</text:span><text:span text:style-name="T16">(</text:span><text:span text:style-name="T14">fraction_women</text:span> = <text:span text:style-name="T14">women</text:span> / <text:span text:style-name="T14">population</text:span><text:span text:style-name="T16">)</text:span></text:p>
      <text:p text:style-name="P14"/>
      <text:p text:style-name="P13"># Keep only the state, county, and employment_rate columns</text:p>
      <text:p text:style-name="P11"><text:span text:style-name="T14">counties</text:span> %&gt;%</text:p>
      <text:p text:style-name="P11"><text:span text:style-name="T14">transmute</text:span><text:span text:style-name="T16">(</text:span><text:span text:style-name="T14">state</text:span><text:span text:style-name="T16">,</text:span> <text:span text:style-name="T14">county</text:span><text:span text:style-name="T16">,</text:span> <text:span text:style-name="T14">employment_rate</text:span> = <text:span text:style-name="T14">employed</text:span> / <text:span text:style-name="T14">population</text:span><text:span text:style-name="T16">)</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JetBrainsMonoNL" svg:font-family="JetBrainsMonoNL, Menlo, Monaco, 'Courier New', monospace, 'Droid Sans Mono', monospace, monospace, 'Droid Sans Fallback'"/>
    <style:font-face style:name="JetBrainsMonoNL1" svg:font-family="JetBrainsMonoNL,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udio-Feixen-Sans" svg:font-family="Studio-Feixen-Sans, Aria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3T01:11:05.076301406</meta:creation-date>
    <dc:date>2023-03-13T01:51:27.909506092</dc:date>
    <meta:editing-duration>PT9M31S</meta:editing-duration>
    <meta:editing-cycles>2</meta:editing-cycles>
    <meta:generator>LibreOffice/7.3.7.2$Linux_X86_64 LibreOffice_project/30$Build-2</meta:generator>
    <meta:document-statistic meta:table-count="0" meta:image-count="0" meta:object-count="0" meta:page-count="10" meta:paragraph-count="226" meta:word-count="2041" meta:character-count="13111" meta:non-whitespace-character-count="11315"/>
  </office:meta>
</office:document-meta>
</file>